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45b" officeooo:paragraph-rsid="0006445b"/>
    </style:style>
    <style:style style:name="P2" style:family="paragraph" style:parent-style-name="Standard">
      <style:text-properties officeooo:rsid="0007a186" officeooo:paragraph-rsid="0007a186"/>
    </style:style>
    <style:style style:name="P3" style:family="paragraph" style:parent-style-name="Standard">
      <style:text-properties officeooo:rsid="00081ed5" officeooo:paragraph-rsid="00081ed5"/>
    </style:style>
    <style:style style:name="P4" style:family="paragraph" style:parent-style-name="Standard">
      <style:text-properties officeooo:rsid="000a023f" officeooo:paragraph-rsid="000a023f"/>
    </style:style>
    <style:style style:name="P5" style:family="paragraph" style:parent-style-name="Standard">
      <style:text-properties officeooo:rsid="000cc495" officeooo:paragraph-rsid="000cc495"/>
    </style:style>
    <style:style style:name="P6" style:family="paragraph" style:parent-style-name="Standard">
      <style:text-properties officeooo:rsid="0010188e" officeooo:paragraph-rsid="0010188e"/>
    </style:style>
    <style:style style:name="P7" style:family="paragraph" style:parent-style-name="Standard">
      <style:text-properties officeooo:rsid="00105bbe" officeooo:paragraph-rsid="00105bbe"/>
    </style:style>
    <style:style style:name="P8" style:family="paragraph" style:parent-style-name="Standard">
      <style:text-properties officeooo:rsid="000c2f72" officeooo:paragraph-rsid="000c2f72"/>
    </style:style>
    <style:style style:name="P9" style:family="paragraph" style:parent-style-name="Standard">
      <style:text-properties officeooo:rsid="00105bbe" officeooo:paragraph-rsid="00105bbe"/>
    </style:style>
    <style:style style:name="P10" style:family="paragraph" style:parent-style-name="Standard">
      <style:text-properties style:text-underline-style="none" officeooo:rsid="00119e50" officeooo:paragraph-rsid="00119e50"/>
    </style:style>
    <style:style style:name="P11" style:family="paragraph" style:parent-style-name="Standard">
      <style:text-properties style:text-underline-style="none" officeooo:rsid="00135be7" officeooo:paragraph-rsid="00135be7"/>
    </style:style>
    <style:style style:name="T1" style:family="text">
      <style:text-properties officeooo:rsid="0007a186"/>
    </style:style>
    <style:style style:name="T2" style:family="text">
      <style:text-properties officeooo:rsid="000ab42a"/>
    </style:style>
    <style:style style:name="T3" style:family="text">
      <style:text-properties officeooo:rsid="00119e50"/>
    </style:style>
    <style:style style:name="T4" style:family="text">
      <style:text-properties officeooo:rsid="00135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2/04/2016</text:p>
      <text:p text:style-name="P1">Un hilo tiene sus propios recursos para ejecutase.</text:p>
      <text:p text:style-name="P1">Se tiene garantia que cuando ejecute el proceso esta disponible el recurso.</text:p>
      <text:p text:style-name="P1">Proceso es un ambiene de ej<text:span text:style-name="T3">e</text:span>cucion autocontenida</text:p>
      <text:p text:style-name="P1">Un proceso generalmente tien un conjunto privado de recursos basico sen tiempo de ejcucion</text:p>
      <text:p text:style-name="P1">H<text:span text:style-name="T1">i</text:span>los; Son llamado comunmente procesos ligeros, cada proceso almenos tendria un hilo.</text:p>
      <text:p text:style-name="P1">Los hilos existen dentro de un proceso. </text:p>
      <text:p text:style-name="P1">Para usar los hilos, se usa la clase Thread</text:p>
      <text:p text:style-name="P1">Podemos heredear de Thread o implementar Runnable</text:p>
      <text:p text:style-name="P4">HelloRunnable.java<text:tab/>HelloThread.java</text:p>
      <text:p text:style-name="P1"/>
      <text:p text:style-name="P2">25/04/2016</text:p>
      <text:p text:style-name="P3">Administracion de hilos</text:p>
      <text:p text:style-name="P3">Para pausar la ejecuccion se usa Sleep, con esto se duerme un ratito para liberar recursos para que los demas usen sus recursos. Es como pausar la ejecucion del hilo y asi los recursos de ese hilo se liberaran un momento para que otro los pueda usar. Thread.sleep(4000);</text:p>
      <text:p text:style-name="P4">SleepMessagesIn.java</text:p>
      <text:p text:style-name="P3"/>
      <text:p text:style-name="P4">26/04/2016</text:p>
      <text:p text:style-name="P4">Cuando se tienen dos hilos, se hacen dos clases <text:span text:style-name="T2">estaticas dentro de la clase principal</text:span>, una por cada hilo, al momento de correr el codigo, se mandan ejecutar ambos hilos, pero no se tiene la certesa de que hilo se va a ejecutar primero que el otro, esto ya depende del planificador de tareas.</text:p>
      <text:p text:style-name="P4">TwoThreads.java</text:p>
      <text:p text:style-name="P4"/>
      <text:p text:style-name="P8">27/04/2016</text:p>
      <text:p text:style-name="P5">Joins, el metodo join me permite esperar que un hilo espere a que se complete otro. Que un hilo espera a que se complete otro hilo. Cuando se arranca uno, el otro esta esperando que el programa termine.</text:p>
      <text:p text:style-name="P5">El metdo threadMesagge, recupera el nombre <text:s/>y muestra.</text:p>
      <text:p text:style-name="P5">t.Interrupt(); termina el hilo</text:p>
      <text:p text:style-name="P6">SimpleThreads.java</text:p>
      <text:p text:style-name="P6"/>
      <text:p text:style-name="P7">28/04/2016</text:p>
      <text:p text:style-name="P7">-Tambien se pueden hacer los hilos con expresiones lambda, <text:s/>se crea un objeto de la interface Runnable <text:s/>y se le pone como funcion lambda lo que va a hacer el hilo, despues se inicia el hilo.</text:p>
      <text:p text:style-name="P7">-Una manera de manejar los hilos es con un executor, este se encargara de manejar lso hilos, los metera en una pila y administrara su ejecucion. Para terminarlo se puede hacer un shutdown para que espere a que terminen todas las tareas y despues termine, o decirle shutdown now para que termine en ese instante.</text:p>
      <text:p text:style-name="P7">Run8.java<text:tab/>Exec8.java<text:tab/><text:span text:style-name="T4">Exec8b.java</text:span></text:p>
      <text:p text:style-name="P7"/>
      <text:p text:style-name="P7">Hola Monroy.java</text:p>
      <text:p text:style-name="P7"/>
      <text:p text:style-name="P10">29/04/2016</text:p>
      <text:p text:style-name="P11">Cuando se tiene un pool de hilo, y varios se ejecutan al mismo tiempo ocurren problemas cuando se tienen variables compartidas. Puede que dos procesos accedan a la misma parte de memoria y lo modifiquen y como lo hacen al mismo tiempo no se veran bien reflejados los cambios en las variables. Cuando varios hilos accederan a una misma parte de memoria y son concurrentes, se le pone el synchronized al metodo, asi se garantiza que se terminara de ejecutar todo el metodo.</text:p>
      <text:p text:style-name="P11">Sync01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09:29:28.580909640</meta:creation-date>
    <dc:date>2016-04-29T09:57:11.514602110</dc:date>
    <meta:editing-duration>PT25M43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422" meta:character-count="2530" meta:non-whitespace-character-count="2134"/>
  </office:meta>
</office:document-meta>
</file>